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3" draw:text-style-name="P2" xml:id="id1" draw:id="id1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2.261cm" svg:y1="7.677cm" svg:x2="5.261cm" svg:y2="7.677cm" draw:start-shape="id1" draw:start-glue-point="2" draw:end-shape="id2" draw:end-glue-point="2" svg:d="M2261 7677c0 751 3000 751 3000 0" svg:viewBox="0 0 3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51:40.954186700</dc:date>
    <dc:creator>elucterio </dc:creator>
    <meta:editing-duration>PT20M15S</meta:editing-duration>
    <meta:editing-cycles>10</meta:editing-cycles>
    <meta:generator>LibreOffice/4.2.8.2$Linux_X86_64 LibreOffice_project/420m0$Build-2</meta:generator>
    <meta:document-statistic meta:object-count="89"/>
  </office:meta>
</office:document-meta>
</file>